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09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Crash Course:</text:p>
            <text:p/>
            <text:p><text:span text:style-name="T1">Regular Expressions</text:span></text:p>
            <text:p><text:span text:style-name="T1"/></text:p>
            <text:p><text:span text:style-name="T2">Once again, Presented By</text:span></text:p>
            <text:p><text:span text:style-name="T2">Sean Madd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Usefulnes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Pattern Matching</text:p>
              </text:list-item>
              <text:list-item>
                <text:p>Search and Repl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How it work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Text Consumation</text:p>
                <text:list>
                  <text:list-item>
                    <text:p>Om nom nom</text:p>
                  </text:list-item>
                </text:list>
              </text:list-item>
              <text:list-item>
                <text:p>Left to righ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3" draw:layer="layout" svg:width="25.199cm" svg:height="3.507cm" svg:x="1.471cm" svg:y="8.255cm" presentation:class="title" presentation:user-transformed="true">
          <draw:text-box>
            <text:p>Into the thick of it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Literal Matche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A-Z</text:p>
              </text:list-item>
              <text:list-item>
                <text:p>a-z </text:p>
              </text:list-item>
              <text:list-item>
                <text:p>0-9</text:p>
              </text:list-item>
              <text:list-item>
                <text:p>” ; : - @ % ~</text:p>
              </text:list-item>
              <text:list-item>
                <text:p>Sp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Special Character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\ <text:s text:c="4"/>Literal Escape Character</text:p>
              </text:list-item>
              <text:list-item>
                <text:p>\n <text:s text:c="2"/>New line (ASCII 10)</text:p>
              </text:list-item>
              <text:list-item>
                <text:p>\r <text:s text:c="3"/>Carriage Return (ASCII 13)</text:p>
              </text:list-item>
              <text:list-item>
                <text:p>\t <text:s text:c="3"/>Tab</text:p>
              </text:list-item>
              <text:list-item>
                <text:p>There are others, you'll never use th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Character Classes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\d <text:s/>– Digit</text:p>
              </text:list-item>
              <text:list-item>
                <text:p>\D <text:s/>– Not a Digit</text:p>
              </text:list-item>
              <text:list-item>
                <text:p>\s - White space</text:p>
              </text:list-item>
              <text:list-item>
                <text:p>\S – Not white space</text:p>
              </text:list-item>
              <text:list-item>
                <text:p>\w – Word</text:p>
              </text:list-item>
              <text:list-item>
                <text:p>\W – Not a word</text:p>
              </text:list-item>
              <text:list-item>
                <text:p><text:s text:c="2"/>. <text:s text:c="3"/>&lt;= This is a period</text:p>
                <text:list>
                  <text:list-item>
                    <text:p>Will match any character except \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Ranges (Custom Classes)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Syntax: <text:s/>[ <text:s/>range <text:s/>] <text:s/></text:p>
              </text:list-item>
              <text:list-item>
                <text:p>[abc]</text:p>
                <text:list>
                  <text:list-item>
                    <text:p>a or b or c</text:p>
                  </text:list-item>
                </text:list>
              </text:list-item>
              <text:list-item>
                <text:p>[0-7]</text:p>
                <text:list>
                  <text:list-item>
                    <text:p>Any digit between 0 and 7 inclusive</text:p>
                  </text:list-item>
                </text:list>
              </text:list-item>
              <text:list-item>
                <text:p>[a-q]</text:p>
                <text:list>
                  <text:list-item>
                    <text:p>Any letter between a and q inclusive</text:p>
                  </text:list-item>
                </text:list>
              </text:list-item>
              <text:list-item>
                <text:p>[^abc]</text:p>
                <text:list>
                  <text:list-item>
                    <text:p>NOT a or b or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Grouping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Syntax: <text:s/>( <text:s/>pattern <text:s/>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23T23:15:50</meta:creation-date>
    <meta:editing-duration>PT00H42M04S</meta:editing-duration>
    <meta:editing-cycles>5</meta:editing-cycles>
    <dc:date>2010-03-24T00:08:24</dc:date>
    <meta:generator>OpenOffice.org/3.1$Unix OpenOffice.org_project/310m19$Build-9420</meta:generator>
    <meta:document-statistic meta:object-count="55"/>
  </office:meta>
</office:document-meta>
</file>